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language="es" fo:country="ES" officeooo:rsid="001f0774" officeooo:paragraph-rsid="001f0774"/>
    </style:style>
    <style:style style:name="P2" style:family="paragraph" style:parent-style-name="Standard">
      <style:text-properties officeooo:rsid="001f0774" officeooo:paragraph-rsid="001f0774"/>
    </style:style>
    <style:style style:name="P3" style:family="paragraph" style:parent-style-name="Standard">
      <style:text-properties officeooo:paragraph-rsid="001f0774"/>
    </style:style>
    <style:style style:name="T1" style:family="text">
      <style:text-properties officeooo:rsid="001f0774"/>
    </style:style>
    <style:style style:name="T2" style:family="text">
      <style:text-properties fo:language="es" fo:country="ES"/>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select * from crime_scene_report</text:p>
      <text:p text:style-name="Standard">where city ='SQL City'</text:p>
      <text:p text:style-name="Standard">and date =20180115;</text:p>
      <text:p text:style-name="P2"/>
      <text:p text:style-name="P2">El unico reporte de asesinato es el siguiente</text:p>
      <text:p text:style-name="P2"/>
      <text:p text:style-name="Standard">Security footage shows that there were 2 witnesses. The first witness lives at the last house on "Northwestern Dr". The second witness, named Annabel, lives somewhere on "Franklin Ave".</text:p>
      <text:p text:style-name="Standard"/>
      <text:p text:style-name="P2">El primer testico se obtiene</text:p>
      <text:p text:style-name="P2">select * from person</text:p>
      <text:p text:style-name="P2">where address_street_name = 'Northwestern Dr'</text:p>
      <text:p text:style-name="P2">order by address_number desc ;</text:p>
      <text:p text:style-name="P2"/>
      <text:p text:style-name="P2">y la ultima casa es del probietario Morty Schapiro</text:p>
      <text:p text:style-name="P2"/>
      <text:p text:style-name="P3"><text:span text:style-name="T1">con id </text:span>14887<text:span text:style-name="T1"> <text:s text:c="5"/></text:span></text:p>
      <text:p text:style-name="P3"/>
      <text:p text:style-name="P2">el segundo testigo se obtiene con</text:p>
      <text:p text:style-name="P2"/>
      <text:p text:style-name="P2">select * from person</text:p>
      <text:p text:style-name="P2">where address_street_name = 'Franklin Ave' and name like'Annabel%';</text:p>
      <text:p text:style-name="P2"><text:s/></text:p>
      <text:p text:style-name="P3"><text:span text:style-name="T1">nombre=</text:span>Annabel Miller</text:p>
      <text:p text:style-name="P3"><text:span text:style-name="T1">id= </text:span>16371</text:p>
      <text:p text:style-name="P3"/>
      <text:p text:style-name="P3"><text:span text:style-name="T1">reporte </text:span><text:bookmark text:name="tw-target-text"/><text:span text:style-name="T2">Escuché un disparo y luego vi a un hombre salir corriendo. Tenía una bolsa de "Get Fit Now Gym". El número de membresía en la bolsa comenzaba con "48Z". Solo los miembros dorados tienen esas bolsas. El hombre subió a un automóvil con una placa que incluía "H42W".</text:span></text:p>
      <text:section text:style-name="Sect1" text:name="tw-target-rmn-container">
        <text:p text:style-name="Text_20_body"><text:bookmark text:name="tw-target-rmn"/></text:p>
      </text:section>
      <text:p text:style-name="P1"><text:bookmark text:name="tw-target-text1"/>Vi el asesinato y reconocí al asesino de mi gimnasio cuando estaba entrenando la semana pasada, el 9 de enero.</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1T10:39:27.780817329</meta:creation-date>
    <dc:date>2022-02-21T11:00:52.369389224</dc:date>
    <meta:editing-duration>PT11M14S</meta:editing-duration>
    <meta:editing-cycles>1</meta:editing-cycles>
    <meta:document-statistic meta:table-count="0" meta:image-count="0" meta:object-count="0" meta:page-count="1" meta:paragraph-count="19" meta:word-count="170" meta:character-count="1026" meta:non-whitespace-character-count="867"/>
    <meta:generator>LibreOffice/7.0.4.2$Linux_X86_64 LibreOffice_project/00$Build-2</meta:generator>
  </office:meta>
</office:document-meta>
</file>